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2d57" officeooo:paragraph-rsid="001a2d57"/>
    </style:style>
    <style:style style:name="P2" style:family="paragraph" style:parent-style-name="Standard">
      <style:text-properties fo:font-style="normal" officeooo:rsid="0036d330" officeooo:paragraph-rsid="001a2d57"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n Francisco / Gold Camp</text:p>
      <text:p text:style-name="P1"/>
      <text:p text:style-name="P2">In the afternoon I visited the encampment of the gold-diggers in Hap^^y Valley, for the purpose of selecting a site on which to pitch my tent. On the following day I moved my luggage ashore, and</text:p>
      <text:p text:style-name="P2"/>
      <text:p text:style-name="P2">My provisions and mining implements were soon landed from the Osceola, and I made the necessary arrangements for spending a few weeks in San Francisco as comfortably as possible. I learned from the exj)erienced in such matters, that the water in the tributaries of the Sacramento and San Joaquin was too higli to admit of working in the wet diggings to advantage, and that the dry diggings could not be successfully worked until late in the fall, after the rainy season had set in. I therefore concluded to remain in San Francisco until the middle of September. The limited state of my finances — six dollars and seventy-five cents, all told — would not admit of my remaining idle during the interim, therefore I immediately set out in quest of employment. Passing down Pacific Street tovfard Clark's Point, I saw several of my fellow-j)assengers engaged shoveling and wheeling dirt, at $5 23er day. I applied for a situation, but was informed there was no vacancy. I soon after obtained a situation in the lumber-yard of Palmer, Cook &amp; Co., at |8 a day, which I held until I had raised the requisite funds to defray my expenses to the mines. Some old fossil has said or written, jDerhaps both, that " poverty is no disgrace ;" but to a person with a diaphragm and an appetite, it is very unpleasant and depressing, with the following bill of fare staring him in the face : *' Beefsteak, $1 ; coffee, 75 cents ; bread, with butter, 50 cents !"</text:p>
      <text:p text:style-name="P2"/>
      <text:p text:style-name="P2">San Francisco — formerly Yerba Buena — is a queer place. It contains at this time a dozen adobe</text:p>
      <text:p text:style-name="P2">structures and perhaps two luindreJ rougiilv-constructed frame buildings, mostly shipped around Cape Horn. The beach, Happy Valley, for the space of two miles, is covered with canvas and rubber tents, and the adjacent sand-hills are dotted to their summits with these frail but convenient tenements of the prospective miner. The population, numbering perhaps five thousand, is as heterogeneous as their habitations. It seems as though every nation on the face of the earth had sent a representative to this place, and that they had all arrived with their credentials. Such a medley of languages and jargon of tongues the world has seldom seen. It is a modern Babel.</text:p>
      <text:p text:style-name="P2"/>
      <text:p text:style-name="P2">Ilents are enormously high. The Parker House, the principal hotel in town, rents for one hundred and seventyfive thousand dollars 2)er annum ! Tlie tenants are principally gamblers, who, in some instances, pay as high as |1,000 per month for the privilege of running a montr qy faro table. The roulette, heno, rattle-and-suap and other small-fry gamblers \YAy less amounts, but I am inclined to the belief that they put as much money in their purses as do their more aristocratic neighbors. The gaming-tables are always crowded with those who have no better sense than to stake their last ounce of dust on the " hazard of a die." If the fickle goddess smiles on them, well and good ; if she frowns, and they lose the last farthing in their possession, they immediately hie away to tlie mines, and after having filled tlieir l)uckskin pouches .with the " dust," return and buck against faro and monte until their purses are again depleted, and then once more to the mines to retrieve their lost fortunes.</text:p>
      <text:p text:style-name="P2"/>
      <text:p text:style-name="P2">On the 4th of Sej)tember I began to make the necessary arrangements for my departure to the mines. I exchanged my large sea-chest for a trunk, which I packed full of clothing and placed in a store-house, with the understanding that I should .2:)ay tlirce dollars 'per month storage or forfeit the trunk and its contents at the expiration of six months. The only articles of clothing I selected to take to the mines were two red flannel shirts, a pair of pilot-cloth pants, a pair of long mining boots and a Mexican somhrero. I disposed of all my provisions, with the exception of a half-barrel of pork and a barrel of pilot-bread, which I concluded would serve for my subsistence until I could dig gold enough to replenish my stores. It was several days before I could determine whether to visit the northern or southern mines. I had heard nothing of the southern mines 2&gt;i"^vious to my arrival in <text:soft-page-break/>California, they having been discovered several months after the first gold was found by Marshall at Sutter's Mill. The southern mines are reported more healthy than the northern and equally rich,</text:p>
      <text:p text:style-name="P2"/>
      <text:p text:style-name="P2">therefore I concluded to give them the first trial. Accordingly, on the morning of the 6th of Septemher, I engaged passage on hoard the brigantine Rambler, Captain Dunham, bound for Stockton, on the San Joaquin Kivcr, distant from San Francisco 160 miles. The Rambler belonged to Palmer, Cook &amp; Co., owners of the lumber-yard in which I had been employed most of the time since my arrival in San Francisco, consequently they charged me only $16 passage to Stockton.</text:p>
      <text:p text:style-name="P2"/>
      <text:p text:style-name="P2">During the forenoon I struck my tent and removed it, together with my provisions, on board the Rambler. At one o'clock, P. M., accompanied by two of the Oseeola^s jiassengers, I went on board the brig, where I found some thirty adventurers en route to the southern mines. We hove up an- . clior at two o'clock, and at sundown the wind died entirely away, and we came to anchor in San Pablo Bay, where we remained during the night. We got under way at an early hour on the following morning, and during the forenoon passed Benicia, Boston and New York of the Pacific.</text:p>
      <text:p text:style-name="P2"/>
      <text:p text:style-name="P2">Either side of the San Joaquin, from its entrance into Suisun Bay to within a few miles of Stockton, is bordered by a continuous tule marsh, and during the summer and fall all the mosquitoes in California hold high carnival here. Early on the morning of the 8th we proceeded up the river with a fair wind and favorable tide. Before night we came to the conclusion that our brig was either too large for the river, or the river too small for the brig. Our Captain knew very little about seamanship), and less about the channel, therefore the brig ran aground several times during the day.</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8T22:02:39.555792490</meta:creation-date>
    <dc:date>2026-05-09T14:59:49.912220310</dc:date>
    <meta:editing-duration>PT16H43M29S</meta:editing-duration>
    <meta:editing-cycles>4</meta:editing-cycles>
    <meta:generator>LibreOffice/25.8.6.2$Linux_X86_64 LibreOffice_project/a46b460d1686bb49c718d2ef5f88b83ff2dc4981</meta:generator>
    <meta:document-statistic meta:table-count="0" meta:image-count="0" meta:object-count="0" meta:page-count="2" meta:paragraph-count="10" meta:word-count="1079" meta:character-count="6137" meta:non-whitespace-character-count="5064"/>
  </office:meta>
</office:document-meta>
</file>